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deTypeCache.registerNodeTypes( NodeTypeStorage storage , QNodeTypeDefinition [ ] nodeTypeDef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Cache.getAllDefini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Cache.getDefinitions( NodeTypeStorage storage , Name [ ] nodeTypeName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NodeTypeCache.registerNodeTypes( QNodeTypeDefinition [ ] nodeTypeDef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Cache.unregisterNodeTypes( Name [ ] nodeType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Cache.getAllDefinitions( NodeTypeStorage stor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odeTypeCache.unregisterNodeTypes( NodeTypeStorage storage , Name [ ] nodeType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Cache.NodeType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odeTypeCache.getDefinitions( Name [ ] nodeType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Cache.wrap( final NodeTypeStorage stor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NodeTypeCache.reregisterNodeTypes( NodeTypeStorage storage , QNodeTypeDefinition [ ] nodeTypeDef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Cache.reregisterNodeTypes( QNodeTypeDefinition [ ] nodeTypeDef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Cache.getInstance( RepositoryService service , String user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